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ComparatorTests.shouldCompare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stanceComparatorTests.shouldCompareM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anceComparatorTests.shouldCompare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